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F" svg:font-family=""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1.oxt&#13;&#13;28.10.2018 23:17:0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442356888959248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34745687215811432" text:style-name="L2">
        <text:list-item>
          <text:p text:style-name="P43">Version 2.1.2 :</text:p>
        </text:list-item>
      </text:list>
      <text:list xml:id="list2031170441744687664" text:style-name="L3">
        <text:list-item>
          <text:list>
            <text:list-item>
              <text:p text:style-name="P44">Localized help : resolved non-functional hyperlink due to API incompatibility introduced by Apache OpenOffice 4.1 (and LibreOffice 4.0).</text:p>
            </text:list-item>
          </text:list>
        </text:list-item>
      </text:list>
      <text:list xml:id="list43359221" text:continue-list="list5134745687215811432" text:style-name="L2">
        <text:list-item>
          <text:p text:style-name="P43">Version 2.1.1 :</text:p>
        </text:list-item>
      </text:list>
      <text:list xml:id="list703891704668827156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3357646" text:continue-list="list43359221" text:style-name="L2">
        <text:list-item>
          <text:p text:style-name="P43">Version 2.1.0 :</text:p>
        </text:list-item>
      </text:list>
      <text:list xml:id="list595515074559540868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3369493" text:continue-list="list43357646" text:style-name="L2">
        <text:list-item>
          <text:p text:style-name="P43">Version 2.0.0 :</text:p>
        </text:list-item>
      </text:list>
      <text:list xml:id="list897525182492130396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3383808" text:continue-list="list43369493" text:style-name="L2">
        <text:list-item>
          <text:p text:style-name="P43">Version 1.5.3 :</text:p>
        </text:list-item>
      </text:list>
      <text:list xml:id="list18445852860920836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42490009049628865"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91086730856524168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87736104021469475"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31822213752627075"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15930786978308166"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2896067281656302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26781655528703961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02655344085266107"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18927829655237507"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35168537277322023" text:style-name="L17">
        <text:list-item>
          <text:p text:style-name="P58">Arg1 : <text:span text:style-name="InstructionMacro">String</text:span> : mandatory, type of control used for the button</text:p>
        </text:list-item>
      </text:list>
      <text:list xml:id="list464908785104515653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16226312822942946"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18557736703541632"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7743698819898439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242897658832724801"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86802253380491549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4748200863619328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60145193601158664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80331229414372076"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16975384279658722"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58857061107881057"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228857523317084669"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68959652431737594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56846323783376236"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05746980634821253"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83370412340362485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817144659813287315"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 especially for yWriter users.</text:p>
      <text:p text:style-name="tooltipText"/>
      <text:p text:style-name="tooltipLang"><text:bookmark-start text:name="__RefHeading__44467_325084090"/>Tooltip de<text:bookmark-end text:name="__RefHeading__44467_325084090"/></text:p>
      <text:p text:style-name="descrText">OpenOffice-Typographiewerkzeuge, speziell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 especially for yWriter users.</text:p>
      <text:p text:style-name="descrLang"><text:bookmark-start text:name="__RefHeading__78156_325084090"/><text:soft-page-break/>Description de<text:bookmark-end text:name="__RefHeading__78156_325084090"/></text:p>
      <text:p text:style-name="descrText">OpenOffice-Typographiewerkzeuge, speziell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92484249109663811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7758041112253718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756192155132188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597750828943576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3545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0366586559783713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70740523585777692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7326104532792029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06</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0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0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08</dc:date><text:p>internal</text:p><text:p>Page2</text:p><text:p/></office:annotation>Paragraph styles</text:p>
      <text:p text:style-name="P27"><office:annotation><dc:creator>BM</dc:creator><dc:date>2008-03-13T00:00:00.08</dc:date><text:p>internal</text:p><text:p>Page7</text:p><text:p/></office:annotation>Hyperlinks</text:p>
      <text:p text:style-name="hlp_5f_paragraph"><text:span text:style-name="T14"><office:annotation><dc:creator>BM</dc:creator><dc:date>2008-03-13T00:00:00.08</dc:date><text:p>internal</text:p><text:p>Page3</text:p><text:p/></office:annotation></text:span><text:span text:style-name="T14">Text formatting</text:span></text:p>
      <text:p text:style-name="P27"><office:annotation><dc:creator>BM</dc:creator><dc:date>2008-03-26T00:00:00.08</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08</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0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09</dc:date><text:p>external</text:p><text:p>text/swriter/main0210.xhp</text:p><text:p/></office:annotation><text:span text:style-name="T14">Preview topic</text:span> </text:p>
      <text:p text:style-name="hlp_5f_paragraph">This hyperlink displays <text:s/><office:annotation><dc:creator>BM</dc:creator><dc:date>2008-03-15T00:00:00.09</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354487" text:continue-list="list77758041112253718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383382" text:continue-list="list433545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09</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1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1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3375467" text:continue-list="list433544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F" svg:font-family=""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8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1") ' fill with your values
  setExtensionDescription("en, de")
  setDisplayName("en", "OpenOffice typography tools , especially for yWriter users.")
  setDisplayName("de", "OpenOffice-Typographiewerkzeuge, speziell für yWriter-Anwender.")
  setLicense("en, de")             
  setTooltip("en, de", "en") ' deprecated ! starting from 3.1,use instead setExtensionDescription
endDescription  


beginAnnexes 
  useLibrary("Basic", "OOTyW/")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